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25-10-08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24-10-31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24-02-2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22-10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21-10-20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20-10-21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19-09-30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18-10-0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17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16-10-2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15-10-13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14-10-1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14-01-2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11-1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09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0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0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0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0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0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199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199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199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5715</text:p>
          </table:table-cell>
          <table:table-cell office:value-type="string" calcext:value-type="string">
            <text:p>Stith Quad</text:p>
          </table:table-cell>
          <table:table-cell office:value-type="string" calcext:value-type="string">
            <text:p>197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